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1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text-properties style:use-window-font-color="true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font-name="Liberation Sans1" fo:font-size="12pt" style:font-size-asian="12pt" style:font-size-complex="12pt"/>
    </style:style>
    <style:style style:name="P12" style:family="paragraph" style:parent-style-name="Standard">
      <style:text-properties style:use-window-font-color="tru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use-window-font-color="true"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SubTitle">
      <style:text-properties style:use-window-font-color="true" style:font-name="Liberation Sans1" fo:font-size="12pt" style:font-size-asian="12pt" style:font-size-complex="12pt"/>
    </style:style>
    <style:style style:name="P18" style:family="paragraph" style:parent-style-name="pmAdvices">
      <style:text-properties style:font-name="Liberation Sans1" fo:font-size="12pt" style:font-size-asian="12pt" style:font-size-complex="12pt"/>
    </style:style>
    <style:style style:name="P19" style:family="paragraph" style:parent-style-name="Heading_20_1">
      <style:text-properties style:font-name="Liberation Sans1" fo:font-size="14pt" style:text-underline-style="solid" style:text-underline-width="auto" style:text-underline-color="font-color" style:font-size-asian="14pt" style:font-size-complex="14pt"/>
    </style:style>
    <style:style style:name="P20" style:family="paragraph" style:parent-style-name="Standard">
      <style:text-properties style:font-name="Liberation Sans1" fo:font-size="12pt" fo:language="fr" fo:country="BE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use-window-font-color="true" style:font-name="Liberation Sans1" fo:font-size="12pt" fo:language="fr" fo:country="BE" fo:font-weight="bold" officeooo:paragraph-rsid="001bffa2" style:font-size-asian="12pt" style:font-weight-asian="bold" style:font-size-complex="12pt" style:font-weight-complex="bold"/>
    </style:style>
    <style:style style:name="P22" style:family="paragraph" style:parent-style-name="Standard">
      <style:text-properties style:use-window-font-color="true" style:font-name="Liberation Sans1" fo:font-size="12pt" officeooo:paragraph-rsid="001bffa2" style:font-size-asian="12pt" style:font-size-complex="12pt"/>
    </style:style>
    <style:style style:name="P23" style:family="paragraph" style:parent-style-name="Standard">
      <style:text-properties style:use-window-font-color="true" style:font-name="Liberation Sans1" fo:font-size="12pt" style:text-underline-style="solid" style:text-underline-width="auto" style:text-underline-color="font-color" fo:font-weight="bold" officeooo:paragraph-rsid="001bffa2" style:font-size-asian="12pt" style:font-weight-asian="bold" style:font-size-complex="12pt" style:font-weight-complex="bold"/>
    </style:style>
    <style:style style:name="P24" style:family="paragraph" style:parent-style-name="Heading_20_1">
      <style:text-properties style:font-name="Liberation Sans1" fo:font-size="14pt" style:text-underline-style="solid" style:text-underline-width="auto" style:text-underline-color="font-color" officeooo:paragraph-rsid="001bffa2" style:font-size-asian="14pt" style:font-size-complex="14pt"/>
    </style:style>
    <style:style style:name="P2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26" style:family="paragraph" style:parent-style-name="pmAdvices">
      <style:text-properties style:font-name="Liberation Sans1" fo:font-size="12pt" officeooo:paragraph-rsid="001bffa2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<text:text-input text:description="">meetingConfig.Title()</text:text-input></text:p>
          </table:table-cell>
        </table:table-row>
      </table:table>
      <text:p text:style-name="P1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5">Séance du <text:text-input text:description="">self.Title()</text:text-input></text:p>
          </table:table-cell>
        </table:table-row>
      </table:table>
      <text:p text:style-name="P6"/>
      <text:p text:style-name="P8">Composition de l'assemblée :</text:p>
      <text:p text:style-name="P6"><office:annotation><dc:date>2008-08-18T00:00:00</dc:date><text:p>do text</text:p><text:p>from xhtml(view.printAssembly())</text:p></office:annotation></text:p>
      <text:p text:style-name="P6"/>
      <text:p text:style-name="P7"><text:line-break/><text:span text:style-name="T4">ORDRE DU JOUR</text:span></text:p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0"/>
      <text:p text:style-name="P9"/>
      <text:section text:style-name="Sect1" text:name="Item">
        <text:p text:style-name="P19"><office:annotation><dc:date>2007-09-24T00:00:00</dc:date><text:p>do section- for item in self.getItems(uids=itemUids, listTypes=['normal'], ordered=True)</text:p></office:annotation><text:text-input text:description="">item.Title()</text:text-input></text:p>
        <text:p text:style-name="P11"><office:annotation><dc:date>2007-09-24T00:00:00</dc:date><text:p>do text</text:p><text:p>from xhtml(view.printXhtml(item, item.Description()))</text:p><text:p/></office:annotation>Description</text:p>
        <text:p text:style-name="P11"/>
        <text:p text:style-name="P11"><office:annotation><dc:creator>Gauthier Bastien</dc:creator><dc:date>2011-05-03T15:59:51</dc:date><text:p text:style-name="P27"><text:span text:style-name="T5">do text</text:span></text:p><text:p text:style-name="P27"><text:span text:style-name="T5">from xhtml(view.printAdvicesInfos(item))</text:span></text:p></office:annotation>Avis</text:p>
        <text:p text:style-name="P13"/>
        <text:p text:style-name="P12">Projet de délibération :</text:p>
        <text:p text:style-name="P11"><office:annotation><dc:date>2007-09-24T00:00:00</dc:date><text:p text:style-name="P27"><text:span text:style-name="T6">do text</text:span></text:p><text:p text:style-name="P27"><text:span text:style-name="T6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1"/>
        <text:p text:style-name="P17"><office:annotation><dc:date>2007-10-31T00:00:00</dc:date><text:p>do section- if self.getItems(uids=itemUids, listTypes=['late'], ordered=True)</text:p></office:annotation>Points adjoints à la séance</text:p>
        <text:section text:style-name="Sect2" text:name="Section1">
          <text:p text:style-name="P20"/>
        </text:section>
        <text:p text:style-name="P24"><office:annotation><dc:date>2007-10-31T00:00:00</dc:date><text:p>do section- for item in self.getItems(uids=itemUids, listTypes=['late'], ordered=True)</text:p></office:annotation><text:text-input text:description="">item.Title()</text:text-input></text:p>
        <text:p text:style-name="P22"><office:annotation><dc:date>2007-10-31T00:00:00</dc:date><text:p>do text</text:p><text:p>from xhtml(view.printXhtml(item, item.Description()))</text:p></office:annotation>Description</text:p>
        <text:p text:style-name="P22"/>
        <text:p text:style-name="P26"><office:annotation><dc:creator>Gauthier Bastien</dc:creator><dc:date>2011-05-03T15:59:51</dc:date><text:p text:style-name="P27"><text:span text:style-name="T5">do text</text:span></text:p><text:p text:style-name="P27"><text:span text:style-name="T5">from xhtml(view.printAdvicesInfos(item))</text:span></text:p></office:annotation>Avis</text:p>
        <text:p text:style-name="P22"/>
        <text:p text:style-name="P23">Projet de délibération :</text:p>
        <text:p text:style-name="P21"><office:annotation><dc:date>2007-09-24T00:00:00</dc:date><text:p text:style-name="P27"><text:span text:style-name="T6">do text</text:span></text:p><text:p text:style-name="P27"><text:span text:style-name="T6">from xhtml(view.printXhtml(item, (item.getMotivation(), '&lt;p&gt;&lt;strong&gt;DECIDE:&lt;/strong&gt;&lt;/p&gt;', item.getDecision())))</text:span></text:p></office:annotation>Projet de dé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1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<text:s/>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1-05-03T16:14:48</meta:creation-date>
    <dc:language>fr-BE</dc:language>
    <meta:editing-cycles>33</meta:editing-cycles>
    <meta:editing-duration>PT25M49S</meta:editing-duration>
    <meta:initial-creator>Gauthier Bastien</meta:initial-creator>
    <dc:date>2018-10-19T16:30:27.862738892</dc:date>
    <dc:creator>bleybaert</dc:creator>
    <meta:document-statistic meta:table-count="3" meta:image-count="0" meta:object-count="0" meta:page-count="1" meta:paragraph-count="18" meta:word-count="50" meta:character-count="281" meta:non-whitespace-character-count="255"/>
    <meta:user-defined meta:name="Info 1"/>
    <meta:user-defined meta:name="Info 2"/>
    <meta:user-defined meta:name="Info 3"/>
    <meta:user-defined meta:name="Info 4"/>
  </office:meta>
</office:document-meta>
</file>